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Bonus Points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Abarca</text:p>
          </table:table-cell>
          <table:table-cell office:value-type="string" calcext:value-type="string">
            <text:p>mabarca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string" calcext:value-type="string">
            <text:p>jarada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ige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tbarrett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cbautist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lclark1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acortez2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in</text:p>
          </table:table-cell>
          <table:table-cell office:value-type="string" calcext:value-type="string">
            <text:p>Drummond</text:p>
          </table:table-cell>
          <table:table-cell office:value-type="string" calcext:value-type="string">
            <text:p>cdrummo1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issa</text:p>
          </table:table-cell>
          <table:table-cell office:value-type="string" calcext:value-type="string">
            <text:p>Gallardo</text:p>
          </table:table-cell>
          <table:table-cell office:value-type="string" calcext:value-type="string">
            <text:p>lgallard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jguerra2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20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ho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marti21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na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jmendez1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oeslein</text:p>
          </table:table-cell>
          <table:table-cell office:value-type="string" calcext:value-type="string">
            <text:p>mmoeslei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ia</text:p>
          </table:table-cell>
          <table:table-cell office:value-type="string" calcext:value-type="string">
            <text:p>Paniagua</text:p>
          </table:table-cell>
          <table:table-cell office:value-type="string" calcext:value-type="string">
            <text:p>spaniagu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string" calcext:value-type="string">
            <text:p>bpena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nny</text:p>
          </table:table-cell>
          <table:table-cell office:value-type="string" calcext:value-type="string">
            <text:p>Polarek</text:p>
          </table:table-cell>
          <table:table-cell office:value-type="string" calcext:value-type="string">
            <text:p>jpolarek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romero7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ovanni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gsamayoa@poets.whittier.ed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ntana</text:p>
          </table:table-cell>
          <table:table-cell office:value-type="string" calcext:value-type="string">
            <text:p>esantana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Seifen</text:p>
          </table:table-cell>
          <table:table-cell office:value-type="string" calcext:value-type="string">
            <text:p>tseifen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Tirado</text:p>
          </table:table-cell>
          <table:table-cell office:value-type="string" calcext:value-type="string">
            <text:p>ctirado@poets.whittier.edu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1-09-19">00/00/0000</text:date>, <text:time style:data-style-name="N2" text:time-value="16:58:02.581413756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1.2$Linux_X86_64 LibreOffice_project/20$Build-2</meta:generator>
    <meta:initial-creator>Jordan Hanson</meta:initial-creator>
    <meta:creation-date>2021-08-24T14:06:58</meta:creation-date>
    <dc:date>2021-09-19T17:19:15.337559688</dc:date>
    <meta:editing-duration>PT23M13S</meta:editing-duration>
    <meta:editing-cycles>4</meta:editing-cycles>
    <meta:document-statistic meta:table-count="1" meta:cell-count="80" meta:object-count="0"/>
  </office:meta>
</office:document-meta>
</file>